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inherit" svg:font-family="inherit"/>
    <style:font-face style:name="Arial2"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2409*"/>
    </style:style>
    <style:style style:name="Tabla1.B" style:family="table-column">
      <style:table-column-properties style:column-width="12.751cm" style:rel-column-width="7229*"/>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B" style:family="table-column">
      <style:table-column-properties style:column-width="12.751cm" style:rel-column-width="4915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B" style:family="table-column">
      <style:table-column-properties style:column-width="12.751cm" style:rel-column-width="49152*"/>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B" style:family="table-column">
      <style:table-column-properties style:column-width="12.751cm" style:rel-column-width="49152*"/>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4.249cm" style:rel-column-width="16383*"/>
    </style:style>
    <style:style style:name="Tabla5.B" style:family="table-column">
      <style:table-column-properties style:column-width="12.751cm" style:rel-column-width="49152*"/>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e86a8"/>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color="#ce181e" fo:font-size="66pt" officeooo:rsid="001e86a8" officeooo:paragraph-rsid="001e86a8" style:font-size-asian="66pt" style:font-size-complex="66pt"/>
    </style:style>
    <style:style style:name="P4" style:family="paragraph" style:parent-style-name="Standard">
      <style:paragraph-properties fo:text-align="center" style:justify-single-word="false"/>
      <style:text-properties fo:color="#ce181e" fo:font-size="12pt" officeooo:rsid="001e86a8" officeooo:paragraph-rsid="001e86a8" style:font-size-asian="10.5pt" style:font-size-complex="12pt"/>
    </style:style>
    <style:style style:name="P5" style:family="paragraph" style:parent-style-name="Standard">
      <style:paragraph-properties fo:text-align="center" style:justify-single-word="false"/>
      <style:text-properties style:use-window-font-color="true" fo:font-size="66pt" officeooo:rsid="001e86a8" officeooo:paragraph-rsid="001e86a8" style:font-size-asian="66pt" style:font-size-complex="66pt"/>
    </style:style>
    <style:style style:name="P6" style:family="paragraph" style:parent-style-name="Standard">
      <style:paragraph-properties fo:text-align="start" style:justify-single-word="false"/>
      <style:text-properties style:use-window-font-color="true" fo:font-size="12pt" officeooo:rsid="001e86a8" officeooo:paragraph-rsid="001e86a8" style:font-size-asian="10.5pt" style:font-size-complex="12pt"/>
    </style:style>
    <style:style style:name="P7" style:family="paragraph" style:parent-style-name="Text_20_body">
      <style:text-properties officeooo:paragraph-rsid="002055ca"/>
    </style:style>
    <style:style style:name="P8" style:family="paragraph" style:parent-style-name="Text_20_body">
      <style:text-properties style:font-name="Arial" fo:font-size="12pt" fo:font-weight="normal" officeooo:paragraph-rsid="002055ca" style:font-size-asian="12pt" style:font-weight-asian="normal" style:font-size-complex="12pt" style:font-weight-complex="normal"/>
    </style:style>
    <style:style style:name="P9" style:family="paragraph" style:parent-style-name="Text_20_body">
      <style:text-properties style:font-name="Arial" fo:font-size="12pt" fo:font-weight="normal" officeooo:paragraph-rsid="00223830" style:font-size-asian="12pt" style:font-weight-asian="normal" style:font-size-complex="12pt"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830" officeooo:paragraph-rsid="0022383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text-properties style:font-name="Arial" fo:font-size="12pt" fo:font-weight="normal" officeooo:paragraph-rsid="002055ca" style:font-size-asian="12pt" style:font-weight-asian="normal" style:font-size-complex="12pt" style:font-weight-complex="normal"/>
    </style:style>
    <style:style style:name="P13" style:family="paragraph" style:parent-style-name="Text_20_body">
      <style:text-properties style:font-name="Arial" fo:font-size="12pt" fo:font-weight="normal" officeooo:paragraph-rsid="0027f4bd" style:font-size-asian="12pt" style:font-weight-asian="normal" style:font-size-complex="12pt" style:font-weight-complex="normal"/>
    </style:style>
    <style:style style:name="P14" style:family="paragraph" style:parent-style-name="Text_20_body">
      <style:text-properties officeooo:paragraph-rsid="002055ca"/>
    </style:style>
    <style:style style:name="P15" style:family="paragraph" style:parent-style-name="Text_20_body">
      <style:text-properties officeooo:paragraph-rsid="0027f4bd"/>
    </style:style>
    <style:style style:name="P16" style:family="paragraph" style:parent-style-name="Text_20_body">
      <style:text-properties style:font-name="Liberation Serif" fo:font-size="12pt" fo:font-weight="normal" officeooo:paragraph-rsid="002055ca" style:font-size-asian="12pt" style:font-weight-asian="normal" style:font-size-complex="12pt" style:font-weight-complex="normal"/>
    </style:style>
    <style:style style:name="P17" style:family="paragraph" style:parent-style-name="Text_20_body">
      <style:text-properties style:font-name="Liberation Serif" fo:font-size="12pt" fo:font-weight="normal" officeooo:paragraph-rsid="00223830"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fo:font-variant="normal" fo:text-transform="none" fo:color="#212020" style:text-outline="false" style:text-line-through-style="none" style:text-line-through-type="none" style:font-name="Liberation Serif" fo:font-size="12pt" fo:letter-spacing="normal" fo:font-style="normal" fo:text-shadow="none" style:text-underline-style="none" fo:font-weight="normal" officeooo:paragraph-rsid="0022383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23830"/>
    </style:style>
    <style:style style:name="P2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212020" style:font-name="Liberation Serif" fo:font-size="12pt" fo:letter-spacing="normal" fo:font-style="normal" fo:font-weight="normal" style:font-size-asian="12pt" style:font-size-complex="12pt"/>
    </style:style>
    <style:style style:name="P2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212020" style:font-name="Liberation Serif" fo:font-size="12pt" fo:letter-spacing="normal" fo:font-style="normal" fo:font-weight="normal" officeooo:paragraph-rsid="0027f4bd"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ffdf" officeooo:paragraph-rsid="0024ffd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830" officeooo:paragraph-rsid="0022383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383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7f4b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c074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0744" officeooo:paragraph-rsid="002c074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officeooo:paragraph-rsid="00223830"/>
    </style:style>
    <style:style style:name="P31" style:family="paragraph" style:parent-style-name="Table_20_Contents">
      <style:paragraph-properties fo:text-align="start" style:justify-single-word="false"/>
      <style:text-properties style:font-name="Liberation Serif" fo:font-size="12pt" officeooo:paragraph-rsid="002bd497" style:font-size-asian="12pt" style:font-size-complex="12pt"/>
    </style:style>
    <style:style style:name="P32" style:family="paragraph" style:parent-style-name="Table_20_Contents">
      <style:paragraph-properties fo:text-align="start" style:justify-single-word="false"/>
      <style:text-properties style:font-name="Liberation Serif" fo:font-size="12pt" officeooo:paragraph-rsid="0029d6d2" style:font-size-asian="12pt" style:font-size-complex="12pt"/>
    </style:style>
    <style:style style:name="P33" style:family="paragraph" style:parent-style-name="Table_20_Contents">
      <style:paragraph-properties fo:text-align="start" style:justify-single-word="false"/>
      <style:text-properties style:font-name="Liberation Serif" fo:font-size="12pt" officeooo:paragraph-rsid="0027f4bd" style:font-size-asian="12pt" style:font-size-complex="12pt"/>
    </style:style>
    <style:style style:name="P34" style:family="paragraph" style:parent-style-name="Table_20_Contents">
      <style:paragraph-properties fo:text-align="start" style:justify-single-word="false"/>
      <style:text-properties style:font-name="Liberation Serif" fo:font-size="12pt" officeooo:paragraph-rsid="0026cb3b" style:font-size-asian="12pt" style:font-size-complex="12pt"/>
    </style:style>
    <style:style style:name="P35" style:family="paragraph" style:parent-style-name="Heading_20_1">
      <style:text-properties officeooo:paragraph-rsid="00223830"/>
    </style:style>
    <style:style style:name="P36" style:family="paragraph" style:parent-style-name="Heading_20_1">
      <style:paragraph-properties fo:break-before="page"/>
      <style:text-properties officeooo:rsid="002055ca" officeooo:paragraph-rsid="002055ca"/>
    </style:style>
    <style:style style:name="P37" style:family="paragraph" style:parent-style-name="Heading_20_1">
      <style:paragraph-properties fo:break-before="page"/>
      <style:text-properties officeooo:rsid="002055ca" officeooo:paragraph-rsid="00223830"/>
    </style:style>
    <style:style style:name="T1" style:family="text">
      <style:text-properties fo:font-variant="normal" fo:text-transform="none" fo:color="#212020" style:font-name="Roboto" fo:font-size="12.75pt" fo:letter-spacing="normal"/>
    </style:style>
    <style:style style:name="T2" style:family="text">
      <style:text-properties fo:font-variant="normal" fo:text-transform="none" fo:color="#212020" style:font-name="Roboto" fo:font-size="12.75pt" fo:letter-spacing="normal" fo:font-style="normal" fo:font-weight="normal"/>
    </style:style>
    <style:style style:name="T3" style:family="text">
      <style:text-properties fo:font-variant="normal" fo:text-transform="none" fo:color="#212020" style:font-name="Roboto" fo:font-size="12.75pt" fo:letter-spacing="normal" fo:font-style="normal" fo:font-weight="bold" loext:padding="0cm" loext:border="none"/>
    </style:style>
    <style:style style:name="T4" style:family="text">
      <style:text-properties fo:font-variant="normal" fo:text-transform="none" fo:color="#212020" style:font-name="Roboto" fo:letter-spacing="normal"/>
    </style:style>
    <style:style style:name="T5" style:family="text">
      <style:text-properties fo:font-variant="normal" fo:text-transform="none" fo:color="#212020" style:font-name="Roboto" fo:letter-spacing="normal" fo:font-style="normal" fo:font-weight="normal"/>
    </style:style>
    <style:style style:name="T6" style:family="text">
      <style:text-properties fo:font-variant="normal" fo:text-transform="none" fo:color="#212020" style:font-name="Roboto" fo:letter-spacing="normal" fo:font-style="normal" fo:font-weight="bold" loext:padding="0cm" loext:border="none"/>
    </style:style>
    <style:style style:name="T7" style:family="text">
      <style:text-properties fo:font-variant="normal" fo:text-transform="none" fo:color="#212020" style:font-name="Roboto" fo:font-size="12pt" fo:letter-spacing="normal" fo:font-style="normal" fo:font-weight="normal" style:font-size-asian="12pt" style:font-size-complex="12pt"/>
    </style:style>
    <style:style style:name="T8" style:family="text">
      <style:text-properties fo:font-variant="normal" fo:text-transform="none" fo:color="#212020" style:font-name="Roboto" fo:font-size="12pt" fo:letter-spacing="normal" fo:font-style="normal" fo:font-weight="bold" style:font-size-asian="12pt" style:font-size-complex="12pt" loext:padding="0cm" loext:border="none"/>
    </style:style>
    <style:style style:name="T9" style:family="text">
      <style:text-properties fo:font-variant="normal" fo:text-transform="none" fo:color="#212020" fo:font-size="12pt" fo:letter-spacing="normal" fo:font-style="normal" fo:font-weight="normal" style:font-size-asian="12pt" style:font-size-complex="12pt"/>
    </style:style>
    <style:style style:name="T10" style:family="text">
      <style:text-properties fo:font-variant="normal" fo:text-transform="none" fo:color="#212020" fo:font-size="12pt" fo:letter-spacing="normal" fo:font-style="normal" fo:font-weight="bold" style:font-size-asian="12pt" style:font-size-complex="12pt" loext:padding="0cm" loext:border="none"/>
    </style:style>
    <style:style style:name="T11" style:family="text">
      <style:text-properties fo:font-variant="normal" fo:text-transform="none" fo:color="#212020" style:font-name="Arial"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12020" style:text-outline="false" style:text-line-through-style="none" style:text-line-through-type="none" fo:letter-spacing="normal" fo:font-style="normal" fo:text-shadow="none" style:text-underline-style="none" fo:font-weight="normal" officeooo:rsid="0026cb3b" style:font-style-asian="normal" style:font-weight-asian="normal" style:font-style-complex="normal" style:font-weight-complex="normal" style:text-overline-style="none" style:text-overline-color="font-color"/>
    </style:style>
    <style:style style:name="T13" style:family="text">
      <style:text-properties fo:font-variant="normal" fo:text-transform="none" fo:color="#212020" fo:letter-spacing="normal"/>
    </style:style>
    <style:style style:name="T14" style:family="text">
      <style:text-properties fo:font-variant="normal" fo:text-transform="none" fo:color="#212020" fo:letter-spacing="normal" fo:font-style="normal"/>
    </style:style>
    <style:style style:name="T15" style:family="text">
      <style:text-properties fo:font-variant="normal" fo:text-transform="none" fo:color="#212020" fo:letter-spacing="normal" fo:font-style="normal" fo:font-weight="normal"/>
    </style:style>
    <style:style style:name="T16" style:family="text">
      <style:text-properties fo:font-variant="normal" fo:text-transform="none" fo:color="#212020" fo:letter-spacing="normal" fo:font-style="normal" fo:font-weight="normal" officeooo:rsid="0026cb3b"/>
    </style:style>
    <style:style style:name="T17" style:family="text">
      <style:text-properties fo:font-variant="normal" fo:text-transform="none" fo:color="#212020" fo:letter-spacing="normal" officeooo:rsid="0027f4bd"/>
    </style:style>
    <style:style style:name="T18" style:family="text">
      <style:text-properties fo:font-variant="normal" fo:text-transform="none" fo:color="#212020" style:font-name="Liberation Serif" fo:letter-spacing="normal" fo:font-style="normal"/>
    </style:style>
    <style:style style:name="T19" style:family="text">
      <style:text-properties fo:font-variant="normal" fo:text-transform="none" fo:color="#212020" style:font-name="Liberation Serif" fo:letter-spacing="normal" fo:font-style="normal" officeooo:rsid="0027f4bd"/>
    </style:style>
    <style:style style:name="T20" style:family="text">
      <style:text-properties fo:font-variant="normal" fo:text-transform="none" fo:color="#212020" style:font-name="Liberation Serif" fo:letter-spacing="normal" fo:font-style="normal" fo:font-weight="normal" style:font-weight-asian="normal" style:font-weight-complex="normal" loext:padding="0cm" loext:border="none"/>
    </style:style>
    <style:style style:name="T21" style:family="text">
      <style:text-properties fo:font-variant="normal" fo:text-transform="none" fo:color="#212020" style:font-name="Liberation Serif" fo:letter-spacing="normal" fo:font-style="normal" style:font-style-asian="normal" style:font-style-complex="normal"/>
    </style:style>
    <style:style style:name="T22" style:family="text">
      <style:text-properties fo:font-variant="normal" fo:text-transform="none" fo:color="#212020" style:font-name="Liberation Serif" fo:letter-spacing="normal" fo:font-style="normal" officeooo:rsid="0027f4bd" style:font-style-asian="normal" style:font-style-complex="normal" loext:padding="0cm" loext:border="none"/>
    </style:style>
    <style:style style:name="T23" style:family="text">
      <style:text-properties fo:font-variant="normal" fo:text-transform="none" fo:color="#212020" style:font-name="Liberation Serif"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212020" style:font-name="Liberation Serif" fo:font-size="12pt" fo:letter-spacing="normal" fo:font-style="normal" fo:font-weight="normal" officeooo:rsid="00223830" style:font-size-asian="12pt" style:font-weight-asian="normal" style:font-size-complex="12pt" style:font-weight-complex="normal"/>
    </style:style>
    <style:style style:name="T25" style:family="text">
      <style:text-properties fo:font-variant="normal" fo:text-transform="none" fo:color="#212020" style:font-name="Liberation Serif" fo:font-size="12pt" fo:letter-spacing="normal" fo:font-style="normal" fo:font-weight="normal" style:font-size-asian="12pt" style:font-weight-asian="normal" style:font-size-complex="12pt" style:font-weight-complex="normal" loext:padding="0cm" loext:border="none"/>
    </style:style>
    <style:style style:name="T26" style:family="text">
      <style:text-properties fo:font-variant="normal" fo:text-transform="none" fo:color="#212020" style:font-name="Liberation Serif" fo:font-size="12pt" fo:letter-spacing="normal" fo:font-style="normal" fo:font-weight="normal" style:font-size-asian="12pt" style:font-size-complex="12pt"/>
    </style:style>
    <style:style style:name="T27" style:family="text">
      <style:text-properties fo:font-variant="normal" fo:text-transform="none" fo:color="#212020" style:font-name="Liberation Serif" fo:font-size="12pt" fo:letter-spacing="normal" fo:font-style="normal" fo:font-weight="bold" style:font-size-asian="12pt" style:font-size-complex="12pt" loext:padding="0cm" loext:border="none"/>
    </style:style>
    <style:style style:name="T28" style:family="text">
      <style:text-properties fo:font-variant="normal" fo:text-transform="none" fo:color="#212020" style:font-name="Liberation Serif"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212020" style:font-name="Liberation Serif" fo:font-size="12pt" fo:letter-spacing="normal" fo:font-style="normal" fo:font-weight="bold" style:font-size-asian="12pt" style:font-weight-asian="bold" style:font-size-complex="12pt" style:font-weight-complex="bold" loext:padding="0cm" loext:border="none"/>
    </style:style>
    <style:style style:name="T30" style:family="text">
      <style:text-properties fo:font-variant="normal" fo:text-transform="none" fo:color="#212020" style:font-name="Liberation Serif" fo:font-size="12pt" fo:letter-spacing="normal" fo:font-style="normal" style:font-size-asian="12pt" style:font-size-complex="12pt"/>
    </style:style>
    <style:style style:name="T31" style:family="text">
      <style:text-properties fo:font-variant="normal" fo:text-transform="none" fo:color="#212020" style:font-name="Liberation Serif" fo:font-size="12pt" fo:letter-spacing="normal" fo:font-style="normal" style:font-size-asian="12pt" style:font-size-complex="12pt" loext:padding="0cm" loext:border="none"/>
    </style:style>
    <style:style style:name="T32" style:family="text">
      <style:text-properties fo:font-variant="normal" fo:text-transform="none" fo:color="#212020" fo:font-size="12.75pt" fo:letter-spacing="normal"/>
    </style:style>
    <style:style style:name="T33" style:family="text">
      <style:text-properties officeooo:rsid="0022e040"/>
    </style:style>
    <style:style style:name="T34" style:family="text">
      <style:text-properties officeooo:rsid="0024ffdf"/>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22e040"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22383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tyle="normal" fo:text-shadow="none" style:text-underline-style="none" fo:font-weight="normal" officeooo:rsid="002bd497" style:font-style-asian="normal" style:font-weight-asian="normal"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tyle="normal" fo:text-shadow="none" style:text-underline-style="none" fo:font-weight="normal" officeooo:rsid="0026cb3b" style:font-style-asian="normal" style:font-weight-asian="normal" style:font-style-complex="normal" style:font-weight-complex="normal" style:text-overline-style="none" style:text-overline-color="font-color"/>
    </style:style>
    <style:style style:name="T40" style:family="text">
      <style:text-properties officeooo:rsid="0027f4bd"/>
    </style:style>
    <style:style style:name="T41" style:family="text">
      <style:text-properties officeooo:rsid="002c074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ESPLIEGUE</text:p>
      <text:p text:style-name="P3">DE APLICACIONES WEB</text:p>
      <text:p text:style-name="P3"/>
      <text:p text:style-name="P5"/>
      <text:p text:style-name="Standard"/>
      <text:p text:style-name="Standard"/>
      <text:p text:style-name="Standard"/>
      <text:p text:style-name="Standard"/>
      <text:p text:style-name="P4"/>
      <text:p text:style-name="P6"/>
      <text:p text:style-name="P6"/>
      <text:p text:style-name="P6"/>
      <text:p text:style-name="P6"/>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1"><text:a xlink:type="simple" xlink:href="#__RefHeading___Toc178_2194932370" text:style-name="Index_20_Link" text:visited-style-name="Index_20_Link">Raiola Networks<text:tab/>3</text:a></text:p>
          <text:p text:style-name="P11"><text:a xlink:type="simple" xlink:href="#__RefHeading___Toc180_2194932370" text:style-name="Index_20_Link" text:visited-style-name="Index_20_Link">Hostalía<text:tab/>4</text:a></text:p>
          <text:p text:style-name="P11"><text:a xlink:type="simple" xlink:href="#__RefHeading___Toc182_2194932370" text:style-name="Index_20_Link" text:visited-style-name="Index_20_Link">Hostinet<text:tab/>5</text:a></text:p>
          <text:p text:style-name="P11"><text:a xlink:type="simple" xlink:href="#__RefHeading___Toc184_2194932370" text:style-name="Index_20_Link" text:visited-style-name="Index_20_Link">GoDaddy<text:tab/>6</text:a></text:p>
          <text:p text:style-name="P11"><text:a xlink:type="simple" xlink:href="#__RefHeading___Toc186_2194932370" text:style-name="Index_20_Link" text:visited-style-name="Index_20_Link">Host Europe<text:tab/>7</text:a></text:p>
        </text:index-body>
      </text:table-of-content>
      <text:p text:style-name="P6"/>
      <text:h text:style-name="P36" text:outline-level="1"><text:bookmark-start text:name="__RefHeading___Toc178_2194932370"/>Raiola Networks<text:bookmark-end text:name="__RefHeading___Toc178_2194932370"/></text:h>
      <text:p text:style-name="P7"/>
      <text:p text:style-name="P8"><text:span text:style-name="T19">S</text:span><text:span text:style-name="T18">e puso en marcha en el 2014, cuenta con una veintena de trabajadores y </text:span><text:span text:style-name="Strong_20_Emphasis"><text:span text:style-name="T20">no ha parado de crecer hasta la fecha</text:span></text:span><text:span text:style-name="T18">. No se trata (aún) de un gigante del mundo del hosting, pero últimamente su popularidad está</text:span><text:span text:style-name="T21"> </text:span><text:span text:style-name="Emphasis"><text:span text:style-name="T22">creciendo</text:span></text:span><text:span text:style-name="T21">.</text:span></text:p>
      <text:p text:style-name="P20">Si te das una vuelta por su sitio web, verás que ofrece hosting compartido, VSP e incluso servidores dedicados. Aunque, seguramente, querrás empezar por el hosting compartido y dejar la migración a un servicio superior para más adelante, cuando seas el nuevo Mark Zuckerberg.</text:p>
      <text:p text:style-name="P8"><text:span text:style-name="T11"/></text:p>
      <table:table table:name="Tabla1" table:style-name="Tabla1">
        <table:table-column table:style-name="Tabla1.A"/>
        <table:table-column table:style-name="Tabla1.B"/>
        <table:table-row>
          <table:table-cell table:style-name="Tabla1.A1" office:value-type="string">
            <text:p text:style-name="P10">PRECIO</text:p>
          </table:table-cell>
          <table:table-cell table:style-name="Tabla1.B1" office:value-type="string">
            <text:p text:style-name="P25">-<text:span text:style-name="T34">Inicio SSD 5,95€ / mes (Hasta 1 sitio web y 5 GB de espacio) </text:span></text:p>
            <text:p text:style-name="P34"><text:span text:style-name="T37">-</text:span><text:span text:style-name="T39">Base SSD 7,95€ / mes (</text:span><text:span text:style-name="T15">Hasta 3 sitio web y 10 GB de espacio</text:span> <text:span text:style-name="T39">)</text:span></text:p>
            <text:p text:style-name="P34"><text:span text:style-name="T37">-</text:span><text:span text:style-name="T39">Medio 9,95€ / mes (</text:span><text:span text:style-name="T15">Hasta </text:span><text:span text:style-name="T16">5</text:span><text:span text:style-name="T15"> sitio web y 1</text:span><text:span text:style-name="T16">5</text:span><text:span text:style-name="T15"> GB de espacio</text:span> <text:span text:style-name="T39">)</text:span></text:p>
            <text:p text:style-name="P34"><text:span text:style-name="T39">-Pro SSD 11,95€ / mes (</text:span><text:span text:style-name="T12">Hasta 30 sitio web y 30 GB de espacio</text:span><text:span text:style-name="T39"> )</text:span></text:p>
          </table:table-cell>
        </table:table-row>
        <table:table-row>
          <table:table-cell table:style-name="Tabla1.A2" office:value-type="string">
            <text:p text:style-name="P10">ESPACIO DISPONIBLE</text:p>
          </table:table-cell>
          <table:table-cell table:style-name="Tabla1.B2" office:value-type="string">
            <text:p text:style-name="P25"><text:span text:style-name="T13">El plan Inicio viene con 5 GB de espacio web, el paquete Base trae 10 GB, el hosting Medio ofrece 15 GB y el plan Pro tiene 30 GB de espacio web. Si necesitas más tienen planes superiores.</text:span> </text:p>
          </table:table-cell>
        </table:table-row>
        <table:table-row>
          <table:table-cell table:style-name="Tabla1.A2" office:value-type="string">
            <text:p text:style-name="P10"><text:span text:style-name="T33">TRÁFICO</text:span> SOPORTADO</text:p>
          </table:table-cell>
          <table:table-cell table:style-name="Tabla1.B2" office:value-type="string">
            <text:p text:style-name="P25"><text:span text:style-name="T13">El plan Inicio limita el tráfico a 100 GB mensuales, el hosting Base cuenta con 200 GB de límite, el paquete Medio 300 GB y el plan Pro 500 GB mensuales de transferencia de datos.</text:span> </text:p>
          </table:table-cell>
        </table:table-row>
        <table:table-row>
          <table:table-cell table:style-name="Tabla1.A2" office:value-type="string">
            <text:p text:style-name="P23">ASPECTOS DE SEGURIDAD</text:p>
          </table:table-cell>
          <table:table-cell table:style-name="Tabla1.B2" office:value-type="string">
            <text:p text:style-name="P25"><text:span text:style-name="T13">Se toman en serio la seguridad, afirman que sus servidores son seguros ante ataques por fuerza bruta. Además protegen las cuentas contra malware.</text:span> </text:p>
          </table:table-cell>
        </table:table-row>
        <table:table-row>
          <table:table-cell table:style-name="Tabla1.A2" office:value-type="string">
            <text:p text:style-name="P23">ZONA SERVIDOR</text:p>
          </table:table-cell>
          <table:table-cell table:style-name="Tabla1.B2" office:value-type="string">
            <text:p text:style-name="P25"><text:span text:style-name="T13">Los servidores se encuentran en Francia, pero dispondrás de IP española.</text:span> </text:p>
          </table:table-cell>
        </table:table-row>
        <table:table-row>
          <table:table-cell table:style-name="Tabla1.A2" office:value-type="string">
            <text:p text:style-name="P23">DISPONIBILIDAD DEL SERVIDOR</text:p>
          </table:table-cell>
          <table:table-cell table:style-name="Tabla1.B2" office:value-type="string">
            <text:p text:style-name="P25"><text:span text:style-name="T13">La disponibilidad del hosting de Raiola Networks nos impresionó mucho. Como puedes ver más abajo tiene cifras cercanas al 100%.</text:span> </text:p>
          </table:table-cell>
        </table:table-row>
      </table:table>
      <text:p text:style-name="P8"/>
      <text:h text:style-name="P36" text:outline-level="1"><text:bookmark-start text:name="__RefHeading___Toc180_2194932370"/>Hostalía<text:bookmark-end text:name="__RefHeading___Toc180_2194932370"/></text:h>
      <text:p text:style-name="P7"/>
      <text:p text:style-name="P15"><text:span text:style-name="T23">En España </text:span><text:span text:style-name="T24">Hostalia </text:span><text:span text:style-name="T23">es </text:span><text:span text:style-name="Strong_20_Emphasis"><text:span text:style-name="T25">uno de los alojamientos web más populares</text:span></text:span><text:span text:style-name="T23">, con oficinas en Vizcaya y Madrid. Hospedan (casi) 100.000 nombres de dominio y dan servicio a más de 25.000 clientes.</text:span></text:p>
      <text:p text:style-name="P21">Destaca que sus servidores están en España (en Alcobendas) y que ofrecen soporte las 24 horas.</text:p>
      <text:p text:style-name="P13"/>
      <text:p text:style-name="P9"/>
      <table:table table:name="Tabla2" table:style-name="Tabla2">
        <table:table-column table:style-name="Tabla2.A"/>
        <table:table-column table:style-name="Tabla2.B"/>
        <table:table-row>
          <table:table-cell table:style-name="Tabla2.A1" office:value-type="string">
            <text:p text:style-name="P10">PRECIO</text:p>
          </table:table-cell>
          <table:table-cell table:style-name="Tabla2.B1" office:value-type="string">
            <text:p text:style-name="P25">-<text:span text:style-name="T40">Standar 3,99€ / mes (100GB e incluye 1 dominio gratis) </text:span></text:p>
            <text:p text:style-name="P33"><text:span text:style-name="T39">-Unlimited 6,99€ / mes (</text:span><text:span text:style-name="T15">Espacio ilimitado y 2 nombres de dominio gratis</text:span> <text:span text:style-name="T39">) </text:span></text:p>
            <text:p text:style-name="P27">-<text:span text:style-name="T40">Unlimited Pro 12,99€ / mes (</text:span><text:span text:style-name="T17">Espacio ilimitado y 3 nombres de dominio gratis</text:span><text:span text:style-name="T40"> ) </text:span></text:p>
          </table:table-cell>
        </table:table-row>
        <table:table-row>
          <table:table-cell table:style-name="Tabla2.A2" office:value-type="string">
            <text:p text:style-name="P10">ESPACIO DISPONIBLE</text:p>
          </table:table-cell>
          <table:table-cell table:style-name="Tabla2.B2" office:value-type="string">
            <text:p text:style-name="P25"><text:span text:style-name="T13">Hostalia es bastante generosa con el espacio web. El paquete Standard tiene 100 GB de espacio mientras que Unlimited y Unlimited Pro no limitan el espacio web.</text:span> </text:p>
          </table:table-cell>
        </table:table-row>
        <table:table-row>
          <table:table-cell table:style-name="Tabla2.A2" office:value-type="string">
            <text:p text:style-name="P30"><text:span text:style-name="T35">TRÁFICO</text:span><text:span text:style-name="T36"> SOPORTADO</text:span></text:p>
          </table:table-cell>
          <table:table-cell table:style-name="Tabla2.B2" office:value-type="string">
            <text:p text:style-name="P32"><text:span text:style-name="T15">Hostalia no limita el tráfico que tu sitio web podrá recibir.</text:span> </text:p>
          </table:table-cell>
        </table:table-row>
        <table:table-row>
          <table:table-cell table:style-name="Tabla2.A2" office:value-type="string">
            <text:p text:style-name="P23">ASPECTOS DE SEGURIDAD</text:p>
          </table:table-cell>
          <table:table-cell table:style-name="Tabla2.B2" office:value-type="string">
            <text:p text:style-name="P25"><text:span text:style-name="T13">Todos los planes tienen cifrado SSL gratis para dominios registrados con Hostalia pero no si tienes el dominio registrado con otro proveedor.</text:span> </text:p>
          </table:table-cell>
        </table:table-row>
        <table:table-row>
          <table:table-cell table:style-name="Tabla2.A2" office:value-type="string">
            <text:p text:style-name="P23">ZONA SERVIDOR</text:p>
          </table:table-cell>
          <table:table-cell table:style-name="Tabla2.B2" office:value-type="string">
            <text:p text:style-name="P25"><text:span text:style-name="T13">Los servidores están situados en España.</text:span> </text:p>
          </table:table-cell>
        </table:table-row>
        <table:table-row>
          <table:table-cell table:style-name="Tabla2.A2" office:value-type="string">
            <text:p text:style-name="P23">DISPONIBILIDAD DEL SERVIDOR</text:p>
          </table:table-cell>
          <table:table-cell table:style-name="Tabla2.B2" office:value-type="string">
            <text:p text:style-name="P25"><text:span text:style-name="T13">La disponibilidad de los servidores no es la mejor que hemos visto pero es notable.</text:span> </text:p>
          </table:table-cell>
        </table:table-row>
      </table:table>
      <text:p text:style-name="P9"/>
      <text:h text:style-name="P36" text:outline-level="1"><text:bookmark-start text:name="__RefHeading___Toc182_2194932370"/>Hostinet<text:bookmark-end text:name="__RefHeading___Toc182_2194932370"/></text:h>
      <text:p text:style-name="P7"/>
      <text:p text:style-name="P7"/>
      <text:p text:style-name="P7"><text:span text:style-name="T23">Esta empresa localizada en Bilbao no es el proveedor de alojamiento web más grande. Con sus </text:span><text:span text:style-name="Strong_20_Emphasis"><text:span text:style-name="T25">12 trabajadores son capaces de dar servicio a más de 25.000 clientes</text:span></text:span><text:span text:style-name="T23">.</text:span></text:p>
      <text:p text:style-name="P22"><text:span text:style-name="T23">Aseguran que con su hosting SSD (compartido) tendrás un sitio web ‘ultra rápido’ y de rebote ‘mejorarás tu posicionamiento web’. Además dicen poner a tu disposición un equipo de soporte profesional con </text:span><text:span text:style-name="Strong_20_Emphasis"><text:span text:style-name="T25">más de 15 años de experiencia</text:span></text:span><text:span text:style-name="T23"> que te dará atención personalizado.</text:span></text:p>
      <text:p text:style-name="P7"/>
      <text:p text:style-name="P9"/>
      <table:table table:name="Tabla3" table:style-name="Tabla3">
        <table:table-column table:style-name="Tabla3.A"/>
        <table:table-column table:style-name="Tabla3.B"/>
        <table:table-row>
          <table:table-cell table:style-name="Tabla3.A1" office:value-type="string">
            <text:p text:style-name="P10">PRECIO</text:p>
          </table:table-cell>
          <table:table-cell table:style-name="Tabla3.B1" office:value-type="string">
            <text:p text:style-name="P31"><text:span text:style-name="T37">-</text:span><text:span text:style-name="T38">Hosting SSD1 <text:s/>3,60€/mes (</text:span><text:span text:style-name="T15">1 GB de espacio web y 20 GB de transferencia mensual de datos.</text:span> <text:span text:style-name="T38">)</text:span></text:p>
            <text:p text:style-name="P31"><text:span text:style-name="T37">-</text:span><text:span text:style-name="T38">Hosting SSD2 <text:s/>4,30€/mes (</text:span><text:span text:style-name="T15">5 GB de espacio web y 40 GB de transferencia mensual de datos.</text:span> <text:span text:style-name="T38">)</text:span></text:p>
            <text:p text:style-name="P31"><text:span text:style-name="T37">-</text:span><text:span text:style-name="T38">Hosting SSD3 <text:s/>5€/mes (</text:span><text:span text:style-name="T15">10 GB de espacio web y 100 GB de transferencia mensual de datos.</text:span> <text:span text:style-name="T38">)</text:span></text:p>
            <text:p text:style-name="P31"><text:span text:style-name="T37">-</text:span><text:span text:style-name="T38">Hosting SSD4 <text:s/>6,34€/mes (</text:span><text:span text:style-name="T15">15 GB de espacio web y 150 GB de transferencia mensual de datos.</text:span> <text:span text:style-name="T38">)</text:span></text:p>
          </table:table-cell>
        </table:table-row>
        <table:table-row>
          <table:table-cell table:style-name="Tabla3.A2" office:value-type="string">
            <text:p text:style-name="P10">ESPACIO DISPONIBLE</text:p>
          </table:table-cell>
          <table:table-cell table:style-name="Tabla3.B2" office:value-type="string">
            <text:p text:style-name="P26"><text:span text:style-name="T13">Se trata de espacio en discos SSD, que son más rápidos que los tradicionales. En el paquete Hosting SSD 1 tendrás 1 GB de espacio, 5 GB con el plan SSD 2, el paquete SSD 3 viene con 10 GB y SSD 4 tiene 15 GB.</text:span> </text:p>
          </table:table-cell>
        </table:table-row>
        <table:table-row>
          <table:table-cell table:style-name="Tabla3.A2" office:value-type="string">
            <text:p text:style-name="P10"><text:span text:style-name="T33">TRÁFICO</text:span> SOPORTADO</text:p>
          </table:table-cell>
          <table:table-cell table:style-name="Tabla3.B2" office:value-type="string">
            <text:p text:style-name="P26"><text:span text:style-name="T13">El hosting compartido SSD de Hostinet limita el tráfico mensual que tu sitio web podrá recibir. Tendrás 20 GB mensuales con el paquete SSD 1, 40 GB con el paquete SSD 2, 100 GB con el plan SSD 3 y 150 GB con el plan</text:span> </text:p>
          </table:table-cell>
        </table:table-row>
        <table:table-row>
          <table:table-cell table:style-name="Tabla3.A2" office:value-type="string">
            <text:p text:style-name="P23">ASPECTOS DE SEGURIDAD</text:p>
          </table:table-cell>
          <table:table-cell table:style-name="Tabla3.B2" office:value-type="string">
            <text:p text:style-name="P26"><text:span text:style-name="T13">Aseguran estar protegidos contra ataques DDOS y otras técnicas de hackeo. </text:span></text:p>
          </table:table-cell>
        </table:table-row>
        <table:table-row>
          <table:table-cell table:style-name="Tabla3.A2" office:value-type="string">
            <text:p text:style-name="P23">ZONA SERVIDOR</text:p>
          </table:table-cell>
          <table:table-cell table:style-name="Tabla3.B2" office:value-type="string">
            <text:p text:style-name="P26"><text:span text:style-name="T13">Dispone de servidores en España ya que su centro de datos se encuentra en Madrid.</text:span> </text:p>
          </table:table-cell>
        </table:table-row>
        <table:table-row>
          <table:table-cell table:style-name="Tabla3.A2" office:value-type="string">
            <text:p text:style-name="P23">DISPONIBILIDAD DEL SERVIDOR</text:p>
          </table:table-cell>
          <table:table-cell table:style-name="Tabla3.B2" office:value-type="string">
            <text:p text:style-name="P26"><text:span text:style-name="T13">En nuestras pruebas de Disponibilidad esta fue del 99,62%, muy decepcionante.</text:span> </text:p>
          </table:table-cell>
        </table:table-row>
      </table:table>
      <text:p text:style-name="P9"/>
      <text:h text:style-name="P36" text:outline-level="1"><text:bookmark-start text:name="__RefHeading___Toc184_2194932370"/>GoDaddy<text:bookmark-end text:name="__RefHeading___Toc184_2194932370"/></text:h>
      <text:p text:style-name="P7"/>
      <text:p text:style-name="P7"/>
      <text:p text:style-name="P16"><text:span text:style-name="T14">Pocas presentaciones le hacen falta a GoDaddy, esta compañía de Estados Unidos cuenta con unos 19 millones de clientes, se dice pronto. Llevan años en la cúspide y son una de las empresas de servicios de internet más grandes del mundo. Y además, ofrecen sus servicios completamente en español (y muchos otros idiomas).</text:span> </text:p>
      <text:p text:style-name="P17"/>
      <table:table table:name="Tabla4" table:style-name="Tabla4">
        <table:table-column table:style-name="Tabla4.A"/>
        <table:table-column table:style-name="Tabla4.B"/>
        <table:table-row>
          <table:table-cell table:style-name="Tabla4.A1" office:value-type="string">
            <text:p text:style-name="P10">PRECIO</text:p>
          </table:table-cell>
          <table:table-cell table:style-name="Tabla4.B1" office:value-type="string">
            <text:p text:style-name="P26">-<text:span text:style-name="T41">Estándar 7,49€/mes (1 sitio web y 100 GB de espacio)</text:span></text:p>
            <text:p text:style-name="P26">-<text:span text:style-name="T41">Avanzado 9,99€/mes (Sitios y espacios web ilimitados)</text:span></text:p>
            <text:p text:style-name="P28">-<text:span text:style-name="T41">Premiun 16,99€/mes (Sitios y espacios web ilimitados y mayor rendimiento)</text:span></text:p>
            <text:p text:style-name="P28">-<text:span text:style-name="T41">Superior 21,99€/mes(Sitios y espacios web ilimitados y rendimiento superior)</text:span></text:p>
          </table:table-cell>
        </table:table-row>
        <table:table-row>
          <table:table-cell table:style-name="Tabla4.A2" office:value-type="string">
            <text:p text:style-name="P10">ESPACIO DISPONIBLE</text:p>
          </table:table-cell>
          <table:table-cell table:style-name="Tabla4.B2" office:value-type="string">
            <text:p text:style-name="P26"><text:span text:style-name="T13">En el paquete Estándar podrás almacenar hasta 100 GB, los planes Avanzado, Premium y Superior ofrecen almacenamiento ilimitado.</text:span> </text:p>
          </table:table-cell>
        </table:table-row>
        <table:table-row>
          <table:table-cell table:style-name="Tabla4.A2" office:value-type="string">
            <text:p text:style-name="P10"><text:span text:style-name="T33">TRÁFICO</text:span> SOPORTADO</text:p>
          </table:table-cell>
          <table:table-cell table:style-name="Tabla4.B2" office:value-type="string">
            <text:p text:style-name="P26"><text:span text:style-name="T13">No hay límite en el ancho de banda.</text:span> </text:p>
          </table:table-cell>
        </table:table-row>
        <table:table-row>
          <table:table-cell table:style-name="Tabla4.A2" office:value-type="string">
            <text:p text:style-name="P23">ASPECTOS DE SEGURIDAD</text:p>
          </table:table-cell>
          <table:table-cell table:style-name="Tabla4.B2" office:value-type="string">
            <text:p text:style-name="P18">Protegen tu proyecto contra fraudes, virus y spam.</text:p>
            <text:p text:style-name="P20">Ten en cuenta que solo el plan Premium y superior ofrecen certificados SSL gratis el primer año. En el resto tendrás que contratarlo por separado.</text:p>
            <text:p text:style-name="P26"/>
          </table:table-cell>
        </table:table-row>
        <table:table-row>
          <table:table-cell table:style-name="Tabla4.A2" office:value-type="string">
            <text:p text:style-name="P23">ZONA SERVIDOR</text:p>
          </table:table-cell>
          <table:table-cell table:style-name="Tabla4.B2" office:value-type="string">
            <text:p text:style-name="P26"><text:span text:style-name="T13">Podrás elegir entre Europa (Holanda), América y Asia pero no cuentan con servidores en España, tampoco tendrás IP española.</text:span> </text:p>
          </table:table-cell>
        </table:table-row>
        <table:table-row>
          <table:table-cell table:style-name="Tabla4.A2" office:value-type="string">
            <text:p text:style-name="P23">DISPONIBILIDAD DEL SERVIDOR</text:p>
          </table:table-cell>
          <table:table-cell table:style-name="Tabla4.B2" office:value-type="string">
            <text:p text:style-name="P29"><text:span text:style-name="T13">Casi del 99%.</text:span></text:p>
          </table:table-cell>
        </table:table-row>
      </table:table>
      <text:p text:style-name="P9"/>
      <text:h text:style-name="P37" text:outline-level="1"><text:bookmark-start text:name="__RefHeading___Toc186_2194932370"/>Host Europe<text:bookmark-end text:name="__RefHeading___Toc186_2194932370"/></text:h>
      <text:h text:style-name="P35" text:outline-level="1"/>
      <text:p text:style-name="P19"><text:span text:style-name="T23">Host Europe es un proveedor de alojamiento web originario de Alemania, tiene presencia en varios países de Europa y</text:span><text:span text:style-name="Strong_20_Emphasis"><text:span text:style-name="T25">cuenta con más de 2 millones de clientes</text:span></text:span><text:span text:style-name="T23">. </text:span></text:p>
      <text:p text:style-name="P9"/>
      <table:table table:name="Tabla5" table:style-name="Tabla5">
        <table:table-column table:style-name="Tabla5.A"/>
        <table:table-column table:style-name="Tabla5.B"/>
        <table:table-row>
          <table:table-cell table:style-name="Tabla5.A1" office:value-type="string">
            <text:p text:style-name="P10">PRECIO</text:p>
          </table:table-cell>
          <table:table-cell table:style-name="Tabla5.B1" office:value-type="string">
            <text:p text:style-name="P26">- <text:span text:style-name="T41">Starter 2,99€/mes (1 nombre de dominio, una base de datos y 25GB de espacio)</text:span></text:p>
            <text:p text:style-name="P26">- <text:span text:style-name="T41">Busines 4,99€/mes (125GB de espacio, 25 base de datos y 2 dominios)</text:span></text:p>
            <text:p text:style-name="P26">- <text:span text:style-name="T41">Premiun 9,99€/mes (3 dominios, espacio y bases de datos ilimitadas)</text:span></text:p>
          </table:table-cell>
        </table:table-row>
        <table:table-row>
          <table:table-cell table:style-name="Tabla5.A2" office:value-type="string">
            <text:p text:style-name="P10">ESPACIO DISPONIBLE</text:p>
          </table:table-cell>
          <table:table-cell table:style-name="Tabla5.B2" office:value-type="string">
            <text:p text:style-name="P26"><text:span text:style-name="T13">El plan Starter de Host Europe viene con 25 GB de espacio, el paquete Business tiene 125 GB y con el plan Premium tendrás espacio ilimitado.</text:span> </text:p>
          </table:table-cell>
        </table:table-row>
        <table:table-row>
          <table:table-cell table:style-name="Tabla5.A2" office:value-type="string">
            <text:p text:style-name="P10"><text:span text:style-name="T33">TRÁFICO</text:span> SOPORTADO</text:p>
          </table:table-cell>
          <table:table-cell table:style-name="Tabla5.B2" office:value-type="string">
            <text:p text:style-name="P26"><text:span text:style-name="T13">El tráfico no está limitado.</text:span> </text:p>
          </table:table-cell>
        </table:table-row>
        <table:table-row>
          <table:table-cell table:style-name="Tabla5.A2" office:value-type="string">
            <text:p text:style-name="P23">ASPECTOS DE SEGURIDAD</text:p>
          </table:table-cell>
          <table:table-cell table:style-name="Tabla5.B2" office:value-type="string">
            <text:p text:style-name="P26"><text:span text:style-name="T13">Si quieres una capa extra de seguridad, puedes añadir SiteLock a un coste adicional.</text:span> </text:p>
          </table:table-cell>
        </table:table-row>
        <table:table-row>
          <table:table-cell table:style-name="Tabla5.A2" office:value-type="string">
            <text:p text:style-name="P23">ZONA SERVIDOR</text:p>
          </table:table-cell>
          <table:table-cell table:style-name="Tabla5.B2" office:value-type="string">
            <text:p text:style-name="P26"><text:span text:style-name="T13">Los servidores de Host Europe se encuentran en el Reino Unido pero dispondrás de IP española.</text:span> </text:p>
          </table:table-cell>
        </table:table-row>
        <table:table-row>
          <table:table-cell table:style-name="Tabla5.A2" office:value-type="string">
            <text:p text:style-name="P23">DISPONIBILIDAD DEL SERVIDOR</text:p>
          </table:table-cell>
          <table:table-cell table:style-name="Tabla5.B2" office:value-type="string">
            <text:p text:style-name="P26"><text:span text:style-name="T13">En nuestras últimos test sus pruebas de velocidad son muy decepcionantes, quedan lejos del 99.95% que marca el estándar.</text:span> </text:p>
          </table:table-cell>
        </table:table-row>
      </table:table>
      <text:h text:style-name="P35" text:outline-level="1"><text:alphabetical-index-mark text:string-value="Índice"/><text:alphabetical-index-mark text:string-value="Índice"/><text:alphabetical-index-mark text:string-value="Índi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inherit" svg:font-family="inherit"/>
    <style:font-face style:name="Arial2"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86a8"/>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scar Mazuecos Montoro<text:tab/><text:tab/>2ºDAW<text:tab/><text:tab/>Despliegue de Aplicaciones Web</text:p>
      </style:header>
      <style:footer>
        <text:p text:style-name="MP2"><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01:48:30.940000000</meta:creation-date>
    <dc:date>2019-09-19T05:12:26.339000000</dc:date>
    <meta:editing-duration>PT16M41S</meta:editing-duration>
    <meta:editing-cycles>4</meta:editing-cycles>
    <meta:generator>LibreOffice/6.1.3.2$Windows_X86_64 LibreOffice_project/86daf60bf00efa86ad547e59e09d6bb77c699acb</meta:generator>
    <meta:document-statistic meta:table-count="5" meta:image-count="0" meta:object-count="0" meta:page-count="7" meta:paragraph-count="98" meta:word-count="1113" meta:character-count="6501" meta:non-whitespace-character-count="5450"/>
  </office:meta>
</office:document-meta>
</file>